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88994465604007666" text:style-name="L1">
        <text:list-item>
          <text:p text:style-name="P1">CHARACTER</text:p>
          <text:list>
            <text:list-item>
              <text:p text:style-name="P1">Manage Basic States (Independant of the animations) Code (Physics)</text:p>
            </text:list-item>
            <text:list-item>
              <text:p text:style-name="P1">Variables</text:p>
              <text:list>
                <text:list-item>
                  <text:p text:style-name="P1">Wall bounce</text:p>
                </text:list-item>
                <text:list-item>
                  <text:p text:style-name="P1">Idle</text:p>
                </text:list-item>
                <text:list-item>
                  <text:p text:style-name="P1">Can be hit (allowed)</text:p>
                </text:list-item>
                <text:list-item>
                  <text:p text:style-name="P1">OnGround</text:p>
                </text:list-item>
                <text:list-item>
                  <text:p text:style-name="P1">BeingHit (Combos)</text:p>
                </text:list-item>
                <text:list-item>
                  <text:p text:style-name="P1">Cancel allowed</text:p>
                </text:list-item>
                <text:list-item>
                  <text:p text:style-name="P1">Force speed (when being juggled or also to move) (Uses rigidbody speed)</text:p>
                </text:list-item>
                <text:list-item>
                  <text:p text:style-name="P1">Direction (to turn around)</text:p>
                </text:list-item>
                <text:list-item>
                  <text:p text:style-name="P1">Max air juggle variable</text:p>
                </text:list-item>
              </text:list>
            </text:list-item>
            <text:list-item>
              <text:p text:style-name="P1">Idle variable</text:p>
            </text:list-item>
            <text:list-item>
              <text:p text:style-name="P1">Calls the character states on commands received</text:p>
            </text:list-item>
            <text:list-item>
              <text:p text:style-name="P1">Store variables</text:p>
            </text:list-item>
            <text:list-item>
              <text:p text:style-name="P1">Receives inputs and understand them (call special movements commands on the character state which interprets them for special commands)</text:p>
            </text:list-item>
            <text:list-item>
              <text:p text:style-name="P1">Handles basic movement and basic normals commands (except when it receives special commands then it handles to character states)</text:p>
            </text:list-item>
          </text:list>
        </text:list-item>
        <text:list-item>
          <text:p text:style-name="P1">CHARACTER STATES</text:p>
          <text:list>
            <text:list-item>
              <text:p text:style-name="P1">Store every player state data</text:p>
            </text:list-item>
            <text:list-item>
              <text:p text:style-name="P1">Calls the animation</text:p>
            </text:list-item>
            <text:list-item>
              <text:p text:style-name="P1">Special commands code</text:p>
            </text:list-item>
            <text:list-item>
              <text:p text:style-name="P1">The special commands has logic script which calls the animations, but there's a basic node that has which special commands are allowed and have the name of the special, this node is unique to every fighter.</text:p>
            </text:list-item>
          </text:list>
        </text:list-item>
        <text:list-item>
          <text:p text:style-name="P1">ANIMATION MANAGER</text:p>
          <text:list>
            <text:list-item>
              <text:p text:style-name="P1">Contains animation and Frames</text:p>
            </text:list-item>
            <text:list-item>
              <text:p text:style-name="P1">Calls the character to call being hit when there's a damage</text:p>
            </text:list-item>
            <text:list-item>
              <text:p text:style-name="P1">Handle character movement (Kinematic body colliders)</text:p>
            </text:list-item>
          </text:list>
        </text:list-item>
        <text:list-item>
          <text:p text:style-name="P1">PROJECTILES</text:p>
          <text:list>
            <text:list-item>
              <text:p text:style-name="P1">Manage projectiles and assists</text:p>
            </text:list-item>
          </text:list>
        </text:list-item>
        <text:list-item>
          <text:p text:style-name="P1">INPUT (GLOBAL SCENE)</text:p>
          <text:list>
            <text:list-item>
              <text:p text:style-name="P1">Is a singleton Manager to both players</text:p>
            </text:list-item>
            <text:list-item>
              <text:p text:style-name="P1">buffer that reads every player</text:p>
            </text:list-item>
            <text:list-item>
              <text:p text:style-name="P1">Sends commands to the players</text:p>
            </text:list-item>
          </text:list>
        </text:list-item>
        <text:list-item>
          <text:p text:style-name="P1">HITSTUN (GLOBAL SCENE)</text:p>
          <text:list>
            <text:list-item>
              <text:p text:style-name="P1">Pause the game</text:p>
            </text:list-item>
          </text:list>
        </text:list-item>
        <text:list-item>
          <text:p text:style-name="P1">LIFEBARS</text:p>
        </text:list-item>
      </text:list>
      <text:p text:style-name="Standard"/>
      <text:p text:style-name="Standard"/>
      <text:p text:style-name="Standard"/>
      <text:list xml:id="list34715983" text:continue-numbering="true" text:style-name="L1">
        <text:list-item>
          <text:p text:style-name="P1">INPUT DESIGN</text:p>
          <text:list>
            <text:list-item>
              <text:p text:style-name="P1">Should have a timeoff timer window (to avoid repeating keys)</text:p>
            </text:list-item>
            <text:list-item>
              <text:p text:style-name="P1">Release command, to tell apart between key press and just pressed</text:p>
            </text:list-item>
            <text:list-item>
              <text:p text:style-name="P1"><text:soft-page-break/>Should distinguish between pressed keys and just pressed like dash</text:p>
            </text:list-item>
            <text:list-item>
              <text:p text:style-name="P1">Timeoff active boolean</text:p>
            </text:list-item>
            <text:list-item>
              <text:p text:style-name="P1">Uses command input (for ggpo).</text:p>
            </text:list-item>
          </text:list>
          <text:p text:style-name="P1"/>
        </text:list-item>
        <text:list-item>
          <text:p text:style-name="P1">BATTLE</text:p>
          <text:list>
            <text:list-item>
              <text:p text:style-name="P1">GUI</text:p>
              <text:list>
                <text:list-item>
                  <text:p text:style-name="P1">Lifebars Manager</text:p>
                </text:list-item>
                <text:list-item>
                  <text:p text:style-name="P1">Time Manager</text:p>
                </text:list-item>
                <text:list-item>
                  <text:p text:style-name="P1">Gauges</text:p>
                </text:list-item>
              </text:list>
            </text:list-item>
            <text:list-item>
              <text:p text:style-name="P1">P1/P2 Teams Manager</text:p>
            </text:list-item>
            <text:list-item>
              <text:p text:style-name="P1">Backgroun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31T11:58:58.68</meta:creation-date>
    <dc:date>2020-02-01T14:51:11.14</dc:date>
    <meta:editing-duration>PT7H19M51S</meta:editing-duration>
    <meta:editing-cycles>15</meta:editing-cycles>
    <meta:generator>OpenOffice/4.1.7$Win32 OpenOffice.org_project/417m1$Build-9800</meta:generator>
    <meta:document-statistic meta:table-count="0" meta:image-count="0" meta:object-count="0" meta:page-count="2" meta:paragraph-count="48" meta:word-count="296" meta:character-count="1641"/>
  </office:meta>
</office:document-meta>
</file>